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52.53m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5.36mm"/>
    </style:style>
    <style:style style:name="Table1.B" style:family="table-column">
      <style:table-column-properties style:column-width="5.13mm"/>
    </style:style>
    <style:style style:name="Table1.D" style:family="table-column">
      <style:table-column-properties style:column-width="4.9mm"/>
    </style:style>
    <style:style style:name="Table1.E" style:family="table-column">
      <style:table-column-properties style:column-width="4.67mm"/>
    </style:style>
    <style:style style:name="Table1.G" style:family="table-column">
      <style:table-column-properties style:column-width="3.95mm"/>
    </style:style>
    <style:style style:name="Table1.I" style:family="table-column">
      <style:table-column-properties style:column-width="12.42mm"/>
    </style:style>
    <style:style style:name="Table1.A1" style:family="table-cell">
      <style:table-cell-properties fo:padding="0.97mm" fo:border="none"/>
    </style:style>
    <style:style style:name="Table1.I1" style:family="table-cell">
      <style:table-cell-properties fo:padding="0.97mm" fo:border="0.05pt solid #000000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P1" style:family="paragraph" style:parent-style-name="Standard">
      <style:text-properties fo:language="zxx" fo:country="none" officeooo:rsid="000bc339" officeooo:paragraph-rsid="000bc339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5146" officeooo:paragraph-rsid="000d5146" style:language-asian="zxx" style:country-asian="none" style:language-complex="zxx" style:country-complex="none"/>
    </style:style>
    <style:style style:name="P3" style:family="paragraph" style:parent-style-name="Standard">
      <style:text-properties officeooo:paragraph-rsid="000bc339"/>
    </style:style>
    <style:style style:name="P4" style:family="paragraph" style:parent-style-name="Standard" style:master-page-name="">
      <loext:graphic-properties draw:fill="none"/>
      <style:paragraph-properties style:page-number="auto" fo:background-color="transparent"/>
      <style:text-properties officeooo:paragraph-rsid="000bc339"/>
    </style:style>
    <style:style style:name="P5" style:family="paragraph" style:parent-style-name="Table_20_Contents">
      <style:paragraph-properties fo:text-align="center" style:justify-single-word="false"/>
      <style:text-properties fo:font-size="2pt" fo:language="zxx" fo:country="none" officeooo:rsid="000832eb" officeooo:paragraph-rsid="000832eb" style:font-size-asian="2pt" style:language-asian="zxx" style:country-asian="none" style:font-size-complex="2pt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fo:font-size="2pt" fo:language="zxx" fo:country="none" style:font-size-asian="2pt" style:language-asian="zxx" style:country-asian="none" style:font-size-complex="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fo:font-size="2pt" fo:language="zxx" fo:country="none" officeooo:rsid="0004ab06" officeooo:paragraph-rsid="0004ab06" style:font-size-asian="2pt" style:language-asian="zxx" style:country-asian="none" style:font-size-complex="2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fo:language="zxx" fo:country="none" officeooo:rsid="0004ab06" officeooo:paragraph-rsid="0004ab06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officeooo:rsid="000bc3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277" style:font-weight-asian="bold" style:font-weight-complex="bold"/>
    </style:style>
    <style:style style:name="T4" style:family="text">
      <style:text-properties officeooo:rsid="000cf277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0bc339" style:language-asian="zxx" style:country-asian="none" style:language-complex="zxx" style:country-complex="none"/>
    </style:style>
    <style:style style:name="T7" style:family="text">
      <style:text-properties fo:language="zxx" fo:country="none" fo:font-weight="bold" officeooo:rsid="000bc339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space" fo:text-indent="4.36mm" fo:margin-left="1.99m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space" fo:text-indent="8.7mm" fo:margin-left="4m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space" fo:text-indent="15.05mm" fo:margin-left="4m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space" fo:text-indent="21.4mm" fo:margin-left="4m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space" fo:text-indent="27.75mm" fo:margin-left="4m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space" fo:text-indent="34.1mm" fo:margin-left="4m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space" fo:text-indent="40.45mm" fo:margin-left="4m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space" fo:text-indent="46.8mm" fo:margin-left="4m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space" fo:text-indent="53.15mm" fo:margin-left="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space" fo:text-indent="59.5mm" fo:margin-left="4m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space" fo:text-indent="4.36mm" fo:margin-left="1.99mm"/>
        </style:list-level-properties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space" fo:text-indent="10.71mm" fo:margin-left="1.99mm"/>
        </style:list-level-properties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space" fo:text-indent="17.06mm" fo:margin-left="1.99mm"/>
        </style:list-level-properties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space" fo:text-indent="23.41mm" fo:margin-left="1.99m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space" fo:text-indent="29.76mm" fo:margin-left="1.99mm"/>
        </style:list-level-properties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space" fo:text-indent="36.11mm" fo:margin-left="1.99mm"/>
        </style:list-level-properties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space" fo:text-indent="42.46mm" fo:margin-left="1.99mm"/>
        </style:list-level-properties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space" fo:text-indent="48.81mm" fo:margin-left="1.99mm"/>
        </style:list-level-properties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space" fo:text-indent="55.16mm" fo:margin-left="1.99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space" fo:text-indent="61.51mm" fo:margin-left="1.99mm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04mm" fo:text-indent="-6.35mm" fo:margin-left="17.0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3.39mm" fo:text-indent="-6.35mm" fo:margin-left="23.39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74mm" fo:text-indent="-6.35mm" fo:margin-left="29.7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09mm" fo:text-indent="-6.35mm" fo:margin-left="36.09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2.44mm" fo:text-indent="-6.35mm" fo:margin-left="42.44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8.79mm" fo:text-indent="-6.35mm" fo:margin-left="48.79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14mm" fo:text-indent="-6.35mm" fo:margin-left="55.14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1.49mm" fo:text-indent="-6.35mm" fo:margin-left="61.49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7.84mm" fo:text-indent="-6.35mm" fo:margin-left="67.84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19mm" fo:text-indent="-6.35mm" fo:margin-left="74.19mm"/>
        </style:list-level-properties>
      </text:list-level-style-bullet>
    </text:list-style>
    <style:style style:name="gr1" style:family="graphic">
      <style:graphic-properties svg:stroke-width="0.49mm" svg:stroke-color="#000000" draw:marker-start-width="4.27mm" draw:marker-end-width="4.27mm" draw:fill="none" draw:textarea-horizontal-align="justify" draw:textarea-vertical-align="middle" draw:auto-grow-height="false" fo:min-height="4.02mm" fo:min-width="4.04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49mm" svg:stroke-color="#000000" draw:marker-start-width="4.27mm" draw:marker-end-width="4.27mm" draw:fill="none" draw:textarea-horizontal-align="justify" draw:textarea-vertical-align="middle" draw:auto-grow-height="false" fo:min-height="4.02mm" fo:min-width="4.04mm" fo:padding-top="0.25mm" fo:padding-bottom="0.25mm" fo:padding-left="0.25mm" fo:padding-right="0.25mm" style:run-through="background" draw:wrap-influence-on-position="once-concurrent"/>
    </style:style>
    <style:style style:name="gr3" style:family="graphic">
      <style:graphic-properties svg:stroke-color="#000000" draw:marker-start="" draw:marker-end="Arrowheads_20_2" draw:marker-end-width="1.5m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A"/>
        <table:table-column table:style-name="Table1.I"/>
        <table:table-row>
          <table:table-cell table:style-name="Table1.A1" office:value-type="string">
            <text:p text:style-name="P8"><draw:line text:anchor-type="paragraph" draw:z-index="12" draw:style-name="gr3" draw:text-style-name="P11" svg:x1="24.89mm" svg:y1="5.64mm" svg:x2="30.06mm" svg:y2="9.15mm"><text:p/></draw:line><draw:line text:anchor-type="paragraph" draw:z-index="13" draw:style-name="gr3" draw:text-style-name="P11" svg:x1="10.07mm" svg:y1="15.4mm" svg:x2="8.54mm" svg:y2="18.17mm"><text:p/></draw:line><draw:custom-shape text:anchor-type="char" draw:z-index="0" draw:name="Shape1" draw:style-name="gr1" draw:text-style-name="P10" svg:width="6.41mm" svg:height="6.39mm" svg:x="19mm" svg:y="-0.7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F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I1" office:value-type="string">
            <text:p text:style-name="P9">Lev-0</text:p>
          </table:table-cell>
        </table:table-row>
        <table:table-row>
          <table:table-cell table:style-name="Table1.A1" office:value-type="string">
            <text:p text:style-name="P5"><draw:line text:anchor-type="paragraph" draw:z-index="11" draw:style-name="gr3" draw:text-style-name="P11" svg:x1="19.48mm" svg:y1="-1.43mm" svg:x2="14.38mm" svg:y2="2.19mm"><text:p/></draw:lin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8"><draw:line text:anchor-type="paragraph" draw:z-index="18" draw:style-name="gr3" draw:text-style-name="P11" svg:x1="9.28mm" svg:y1="14.96mm" svg:x2="11.36mm" svg:y2="17.46mm"><text:p/></draw:line><draw:custom-shape text:anchor-type="char" draw:z-index="1" draw:name="Shape1" draw:style-name="gr1" draw:text-style-name="P10" svg:width="6.41mm" svg:height="6.39mm" svg:x="28.89mm" svg:y="-0.7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" draw:name="Shape1" draw:style-name="gr1" draw:text-style-name="P10" svg:width="6.41mm" svg:height="6.39mm" svg:x="9.01mm" svg:y="-0.58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D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J</text:p>
          </table:table-cell>
          <table:table-cell table:style-name="Table1.A1" office:value-type="string">
            <text:p text:style-name="P8"/>
          </table:table-cell>
          <table:table-cell table:style-name="Table1.I1" office:value-type="string">
            <text:p text:style-name="P9">Lev-1</text:p>
          </table:table-cell>
        </table:table-row>
        <table:table-row>
          <table:table-cell table:style-name="Table1.A1" office:value-type="string">
            <text:p text:style-name="P7"><draw:line text:anchor-type="paragraph" draw:z-index="15" draw:style-name="gr3" draw:text-style-name="P11" svg:x1="29.68mm" svg:y1="-1.18mm" svg:x2="28.15mm" svg:y2="1.59mm"><text:p/></draw:line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9"><draw:line text:anchor-type="paragraph" draw:z-index="14" draw:style-name="gr3" draw:text-style-name="P11" svg:x1="4.35mm" svg:y1="5.36mm" svg:x2="2.82mm" svg:y2="8.13mm"><text:p/></draw:line><draw:line text:anchor-type="paragraph" draw:z-index="17" draw:style-name="gr3" draw:text-style-name="P11" svg:x1="13.99mm" svg:y1="-3.79mm" svg:x2="16.07mm" svg:y2="-1.29mm"><text:p/></draw:line><draw:line text:anchor-type="paragraph" draw:z-index="19" draw:style-name="gr3" draw:text-style-name="P11" svg:x1="34.17mm" svg:y1="-4.37mm" svg:x2="36.25mm" svg:y2="-1.87mm"><text:p/></draw:line><draw:custom-shape text:anchor-type="char" draw:z-index="3" draw:name="Shape1" draw:style-name="gr1" draw:text-style-name="P10" svg:width="6.41mm" svg:height="6.39mm" svg:x="3.67mm" svg:y="-1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" draw:name="Shape1" draw:style-name="gr1" draw:text-style-name="P10" svg:width="6.41mm" svg:height="6.39mm" svg:x="14.41mm" svg:y="-1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5" draw:name="Shape1" draw:style-name="gr1" draw:text-style-name="P10" svg:width="6.41mm" svg:height="6.39mm" svg:x="23.87mm" svg:y="-0.6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Shape1" draw:style-name="gr1" draw:text-style-name="P10" svg:width="6.41mm" svg:height="6.39mm" svg:x="33.18mm" svg:y="-0.6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9">B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G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K</text:p>
          </table:table-cell>
          <table:table-cell table:style-name="Table1.I1" office:value-type="string">
            <text:p text:style-name="P9">Lev-2</text:p>
          </table:table-cell>
        </table:table-row>
        <table:table-row table:style-name="Table1.6">
          <table:table-cell table:style-name="Table1.A6" office:value-type="string">
            <text:p text:style-name="P7"><draw:line text:anchor-type="paragraph" draw:z-index="20" draw:style-name="gr3" draw:text-style-name="P11" svg:x1="29.21mm" svg:y1="-1.06mm" svg:x2="31.29mm" svg:y2="1.44mm"><text:p/></draw:line>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>
          <table:table-cell table:style-name="Table1.A1" office:value-type="string">
            <text:p text:style-name="P9"><draw:custom-shape text:anchor-type="paragraph" draw:z-index="7" draw:name="Shape1" draw:style-name="gr2" draw:text-style-name="P10" svg:width="6.41mm" svg:height="6.39mm" svg:x="0mm" svg:y="0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2" draw:text-style-name="P10" svg:width="6.41mm" svg:height="6.39mm" svg:x="0mm" svg:y="0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" draw:style-name="gr2" draw:text-style-name="P10" svg:width="6.41mm" svg:height="6.39mm" svg:x="0mm" svg:y="0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C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I</text:p>
          </table:table-cell>
          <table:table-cell table:style-name="Table1.A1" office:value-type="string">
            <text:p text:style-name="P9"/>
          </table:table-cell>
          <table:table-cell table:style-name="Table1.I1" office:value-type="string">
            <text:p text:style-name="P9">Lev-3</text:p>
          </table:table-cell>
        </table:table-row>
        <table:table-row table:style-name="Table1.6">
          <table:table-cell table:style-name="Table1.A6" office:value-type="string">
            <text:p text:style-name="P7"><draw:line text:anchor-type="paragraph" draw:z-index="16" draw:style-name="gr3" draw:text-style-name="P11" svg:x1="30.81mm" svg:y1="-0.88mm" svg:x2="29.28mm" svg:y2="1.89mm"><text:p/></draw:line>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  <table:table-row>
          <table:table-cell table:style-name="Table1.A1" office:value-type="string">
            <text:p text:style-name="P9"><draw:custom-shape text:anchor-type="char" draw:z-index="10" draw:name="Shape1" draw:style-name="gr1" draw:text-style-name="P10" svg:width="6.41mm" svg:height="6.39mm" svg:x="24.24mm" svg:y="-0.4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K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I1" office:value-type="string">
            <text:p text:style-name="P9">Lev-4</text:p>
          </table:table-cell>
        </table:table-row>
      </table:table>
      <text:p text:style-name="P4"><text:span text:style-name="T7">-Breadth</text:span><text:span text:style-name="T6"> first</text:span></text:p>
      <text:p text:style-name="P1"><text:s text:c="4"/>F, D, J, B, E, G, K, A, C, I, H</text:p>
      <text:p text:style-name="P1"/>
      <text:p text:style-name="P3"><text:span text:style-name="T7">-Depth</text:span><text:span text:style-name="T6"> first</text:span></text:p>
      <text:p text:style-name="P3"><text:span text:style-name="T6"><text:s text:c="2"/>-</text:span><text:span text:style-name="T7">DLR</text:span><text:span text:style-name="T6"> preorder</text:span></text:p>
      <text:p text:style-name="P1"><text:s text:c="4"/>F, D, B, A, C, E, J, G, I, H, K</text:p>
      <text:p text:style-name="P1"><text:s text:c="2"/>-<text:span text:style-name="T2">LDR</text:span> inorder</text:p>
      <text:p text:style-name="P1"><text:s text:c="4"/>A, B, C, D, E, F, G, H, I, J, K</text:p>
      <text:p text:style-name="P1"><text:s text:c="2"/>-<text:span text:style-name="T3">LRD</text:span><text:span text:style-name="T4"> postorder</text:span></text:p>
      <text:p text:style-name="P1"><text:span text:style-name="T4"><text:s text:c="4"/>A, C, B, E, D, H, I, G, K, J, F</text:span></text:p>
      <text:p text:style-name="P2"><text:span text:style-name="T2"/></text:p>
      <text:p text:style-name="P2"><text:span text:style-name="T2">-Level</text:span> Order</text:p>
      <text:p text:style-name="P2"><text:s text:c="4"/><text:span text:style-name="T1">F, D, J, B, E, G, K, A, C, I, H</text:span></text:p>
      <text:p text:style-name="P2">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20 30" svg:d="M10 0l-10 30h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8:36:39.389837190</meta:creation-date>
    <meta:generator>LibreOffice/5.1.4.2$Linux_X86_64 LibreOffice_project/10m0$Build-2</meta:generator>
    <dc:date>2016-10-09T19:17:52.755504793</dc:date>
    <meta:editing-duration>PT41M14S</meta:editing-duration>
    <meta:editing-cycles>8</meta:editing-cycles>
    <meta:document-statistic meta:table-count="1" meta:image-count="0" meta:object-count="0" meta:page-count="1" meta:paragraph-count="28" meta:word-count="83" meta:character-count="298" meta:non-whitespace-character-count="212"/>
  </office:meta>
</office:document-meta>
</file>